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o de criação de arquivos" table:style-name="ta1">
        <table:shapes>
          <draw:frame draw:z-index="0" draw:style-name="gr1" draw:text-style-name="P1" svg:width="15.4cm" svg:height="12.033cm" svg:x="0.689cm" svg:y="12.598cm">
            <draw:object draw:notify-on-update-of-ranges="'Tempo de criação de arquivos'.C16:'Tempo de criação de arquivos'.C16 'Tempo de criação de arquivos'.C17:'Tempo de criação de arquivos'.C26 'Tempo de criação de arquivos'.C3:'Tempo de criação de arquivos'.C3 'Tempo de criação de arquivos'.C4:'Tempo de criação de arquivo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em pastas criadas (ms)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Pastas criadas (ms)</text:p>
          </table:table-cell>
          <table:covered-table-cell table:style-name="ce1"/>
          <table:table-cell table:style-name="ce7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fwrite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fwrit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98.08" calcext:value-type="float">
            <text:p>598,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5.75" calcext:value-type="float">
            <text:p>525,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9.56" calcext:value-type="float">
            <text:p>589,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1.92" calcext:value-type="float">
            <text:p>631,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0.5" calcext:value-type="float">
            <text:p>660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0.04" calcext:value-type="float">
            <text:p>760,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32.98" calcext:value-type="float">
            <text:p>632,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5.13" calcext:value-type="float">
            <text:p>585,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7.73" calcext:value-type="float">
            <text:p>717,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9.7" calcext:value-type="float">
            <text:p>649,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1.89" calcext:value-type="float">
            <text:p>661,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8.03" calcext:value-type="float">
            <text:p>668,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8.42" calcext:value-type="float">
            <text:p>628,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3.01" calcext:value-type="float">
            <text:p>653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63.06" calcext:value-type="float">
            <text:p>663,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59.28" calcext:value-type="float">
            <text:p>759,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51.79" calcext:value-type="float">
            <text:p>651,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0.86" calcext:value-type="float">
            <text:p>640,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6.1" calcext:value-type="float">
            <text:p>606,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0.85" calcext:value-type="float">
            <text:p>550,8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édia</text:p>
          </table:table-cell>
          <table:table-cell table:style-name="ce2" table:formula="of:=AVERAGE([.C4:.C13])" office:value-type="float" office:value="641.011" calcext:value-type="float">
            <text:p>641,011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2" table:formula="of:=AVERAGE([.F4:.F13])" office:value-type="float" office:value="642.457" calcext:value-type="float">
            <text:p>642,457</text:p>
          </table:table-cell>
          <table:table-cell table:number-columns-repeated="6"/>
        </table:table-row>
        <table:table-row table:style-name="ro2">
          <table:table-cell/>
          <table:table-cell table:style-name="ce5" table:number-columns-spanned="2" table:number-rows-spanned="1"/>
          <table:covered-table-cell/>
          <table:table-cell/>
          <table:table-cell table:style-name="ce5" table:number-columns-spanned="2" table:number-rows-spanned="1"/>
          <table:covered-table-cell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file_put_contents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file_put_conten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73.88" calcext:value-type="float">
            <text:p>573,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5.61" calcext:value-type="float">
            <text:p>555,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9.85" calcext:value-type="float">
            <text:p>629,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5.14" calcext:value-type="float">
            <text:p>585,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6.28" calcext:value-type="float">
            <text:p>566,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7.17" calcext:value-type="float">
            <text:p>567,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3.74" calcext:value-type="float">
            <text:p>563,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0.39" calcext:value-type="float">
            <text:p>810,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05.53" calcext:value-type="float">
            <text:p>705,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2.01" calcext:value-type="float">
            <text:p>712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9.12" calcext:value-type="float">
            <text:p>559,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65.58" calcext:value-type="float">
            <text:p>565,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4.69" calcext:value-type="float">
            <text:p>534,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1.7" calcext:value-type="float">
            <text:p>551,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6.78" calcext:value-type="float">
            <text:p>646,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3.73" calcext:value-type="float">
            <text:p>673,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5.27" calcext:value-type="float">
            <text:p>545,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44.36" calcext:value-type="float">
            <text:p>544,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8.95" calcext:value-type="float">
            <text:p>608,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1.37" calcext:value-type="float">
            <text:p>701,3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édia</text:p>
          </table:table-cell>
          <table:table-cell table:style-name="ce2" table:formula="of:=AVERAGE([.C17:.C26])" office:value-type="float" office:value="593.409" calcext:value-type="float">
            <text:p>593,409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2" table:formula="of:=AVERAGE([.F17:.F26])" office:value-type="float" office:value="626.706" calcext:value-type="float">
            <text:p>626,7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7:09:09.8081021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6:06:55.648801599</meta:creation-date>
    <dc:date>2020-07-02T17:10:35.398324317</dc:date>
    <meta:editing-duration>PT59M57S</meta:editing-duration>
    <meta:editing-cycles>10</meta:editing-cycles>
    <meta:generator>LibreOffice/6.4.4.2$Linux_X86_64 LibreOffice_project/40$Build-2</meta:generator>
    <meta:document-statistic meta:table-count="1" meta:cell-count="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01cm" svg:height="12.034cm" xlink:href=".." xlink:type="simple" chart:class="chart:line" chart:style-name="ch1">
        <chart:legend chart:legend-position="end" svg:x="1.587cm" svg:y="10.837cm" style:legend-expansion="custom" chartooo:width="4.079cm" chartooo:height="1.196cm" style:legend-expansion-aspect-ratio="3.41053511705686" chart:style-name="ch2"/>
        <chart:plot-area chart:style-name="ch3" table:cell-range-address="'Tempo de criação de arquivos'.C16:'Tempo de criação de arquivos'.C26 'Tempo de criação de arquivos'.C3:'Tempo de criação de arquivos'.C13" chart:data-source-has-labels="row" svg:x="0.896cm" svg:y="0.238cm" svg:width="14.139cm" svg:height="10.571cm">
          <chartooo:coordinate-region svg:x="1.703cm" svg:y="0.437cm" svg:width="13.145cm" svg:height="9.725cm"/>
          <chart:axis chart:dimension="x" chart:name="primary-x" chart:style-name="ch4">
            <chart:title svg:x="7.511cm" svg:y="11.049cm" chart:style-name="ch5">
              <text:p>Teste</text:p>
            </chart:title>
          </chart:axis>
          <chart:axis chart:dimension="y" chart:name="primary-y" chart:style-name="ch4">
            <chart:title svg:x="0.028cm" svg:y="6.546cm" chart:style-name="ch6">
              <text:p>Milisegundos</text:p>
            </chart:title>
            <chart:grid chart:style-name="ch7" chart:class="major"/>
          </chart:axis>
          <chart:series chart:style-name="ch8" chart:values-cell-range-address="'Tempo de criação de arquivos'.C17:'Tempo de criação de arquivos'.C26" chart:label-cell-address="'Tempo de criação de arquivos'.C16:'Tempo de criação de arquivos'.C16" chart:class="chart:line">
            <chart:data-point chart:repeated="10"/>
          </chart:series>
          <chart:series chart:style-name="ch9" chart:values-cell-range-address="'Tempo de criação de arquivos'.C4:'Tempo de criação de arquivos'.C13" chart:label-cell-address="'Tempo de criação de arquivos'.C3:'Tempo de criação de arquivos'.C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_put_contents</text:p>
                <draw:g>
                  <svg:desc>'Tempo de criação de arquivos'.C16:'Tempo de criação de arquivos'.C16</svg:desc>
                </draw:g>
              </table:table-cell>
              <table:table-cell office:value-type="string">
                <text:p>fwrite</text:p>
                <draw:g>
                  <svg:desc>'Tempo de criação de arquivos'.C3:'Tempo de criação de arquivos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3.88">
                <text:p>573.88</text:p>
                <draw:g>
                  <svg:desc>'Tempo de criação de arquivos'.C17:'Tempo de criação de arquivos'.C26</svg:desc>
                </draw:g>
              </table:table-cell>
              <table:table-cell office:value-type="float" office:value="598.08">
                <text:p>598.08</text:p>
                <draw:g>
                  <svg:desc>'Tempo de criação de arquivos'.C4:'Tempo de criação de arquivo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9.85">
                <text:p>629.85</text:p>
              </table:table-cell>
              <table:table-cell office:value-type="float" office:value="589.56">
                <text:p>589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.28">
                <text:p>566.28</text:p>
              </table:table-cell>
              <table:table-cell office:value-type="float" office:value="660.5">
                <text:p>66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3.74">
                <text:p>563.74</text:p>
              </table:table-cell>
              <table:table-cell office:value-type="float" office:value="632.98">
                <text:p>632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5.53">
                <text:p>705.53</text:p>
              </table:table-cell>
              <table:table-cell office:value-type="float" office:value="717.73">
                <text:p>717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9.12">
                <text:p>559.12</text:p>
              </table:table-cell>
              <table:table-cell office:value-type="float" office:value="661.89">
                <text:p>661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4.69">
                <text:p>534.69</text:p>
              </table:table-cell>
              <table:table-cell office:value-type="float" office:value="628.42">
                <text:p>628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6.78">
                <text:p>646.78</text:p>
              </table:table-cell>
              <table:table-cell office:value-type="float" office:value="663.06">
                <text:p>663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.27">
                <text:p>545.27</text:p>
              </table:table-cell>
              <table:table-cell office:value-type="float" office:value="651.79">
                <text:p>6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8.95">
                <text:p>608.95</text:p>
              </table:table-cell>
              <table:table-cell office:value-type="float" office:value="606.1">
                <text:p>60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